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0c49dfd" style:font-name-asian="SimSun" style:font-size-asian="20pt" style:font-style-asian="normal" style:font-weight-asian="bold" style:font-name-complex="Tahoma" style:font-size-complex="20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normal" officeooo:rsid="001a116f" officeooo:paragraph-rsid="00df8c5a" style:font-name-asian="SimSun" style:font-size-asian="10pt" style:font-style-asian="normal" style:font-weight-asian="normal" style:font-name-complex="Tahoma" style:font-size-complex="10pt" style:font-style-complex="normal" style:font-weight-complex="normal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8" style:family="paragraph" style:parent-style-name="Standard">
      <style:text-properties officeooo:paragraph-rsid="00d6ed2a"/>
    </style:style>
    <style:style style:name="P1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3"><text:span text:style-name="T4"><text:placeholder text:placeholder-type="text">&lt;load(record, 'code', mode='string')&gt;</text:placeholder></text:span> <text:span text:style-name="T4"><text:placeholder text:placeholder-type="text">&lt;load(record, 'code')&gt;</text:placeholder></text:span></text:p>
            <text:p text:style-name="P2"><text:placeholder text:placeholder-type="text">&lt;load(record, 'frame', mode='string')&gt;</text:placeholder></text:p>
            <text:p text:style-name="P4"><text:placeholder text:placeholder-type="text">&lt;load(record, 'frame')&gt;</text:placeholder></text:p>
            <text:p text:style-name="P2"><text:placeholder text:placeholder-type="text">&lt;load(record, 'fabric', mode='string')&gt;</text:placeholder></text:p>
            <text:p text:style-name="P4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4"><draw:frame draw:style-name="fr1" draw:name="image:asimage(load(record, 'company_logo'))" text:anchor-type="as-char" style:rel-width="90%" svg:height="1cm" style:rel-height="scale-min" draw:z-index="0"><draw:text-box fo:min-width="3.027cm"><text:p text:style-name="P13"/></draw:text-box></draw:frame></text:p>
            <text:p text:style-name="P14"><draw:frame draw:style-name="fr2" draw:name="image:asimage(load(record, 'partner_logo'))" text:anchor-type="as-char" svg:y="0.002cm" style:rel-width="90%" svg:height="1cm" style:rel-height="scale-min" draw:z-index="1"><draw:text-box fo:min-width="3.027cm"><text:p text:style-name="P13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4" office:value-type="string">
            <text:p text:style-name="P15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17"><text:placeholder text:placeholder-type="text">&lt;load(record, 'counter_pack_total', counter=counter)&gt;</text:placeholder></text:p>
          </table:table-cell>
          <table:table-cell table:style-name="Tabella1.A4" office:value-type="string">
            <text:p text:style-name="P16"><draw:frame draw:style-name="fr3" draw:name="image: barcode(load(record, 'ean13'), 'ean13')" text:anchor-type="as-char" svg:width="3.36cm" svg:height="1cm" draw:z-index="2"><draw:text-box><text:p text:style-name="P13"/></draw:text-box></draw:frame></text:p>
          </table:table-cell>
        </table:table-row>
        <text:soft-page-break/>
        <table:table-row table:style-name="Tabella1.1">
          <table:table-cell table:style-name="Tabella1.A4" table:number-columns-spanned="3" office:value-type="string">
            <text:p text:style-name="P12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9"><text:span text:style-name="T5">Codice: </text:span><text:placeholder text:placeholder-type="text">&lt;get_placeholder(data, 'code')&gt;</text:placeholder></text:p>
            <text:p text:style-name="P19">Quantità: <text:span text:style-name="T1"><text:placeholder text:placeholder-type="text">&lt;get_placeholder(data, 'quantity')&gt;</text:placeholder></text:span></text:p>
            <text:p text:style-name="P19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6"><text:placeholder text:placeholder-type="text">&lt;/if&gt;</text:placeholder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01T12:27:47.026752570</dc:date>
    <meta:editing-duration>PT16H39M2S</meta:editing-duration>
    <meta:editing-cycles>213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0" meta:word-count="67" meta:character-count="820" meta:non-whitespace-character-count="768"/>
  </office:meta>
</office:document-meta>
</file>